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eneva" svg:font-family="Geneva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</style:style>
    <style:style style:name="P2" style:family="paragraph" style:parent-style-name="Standard" style:master-page-name="Page_20_Style_20_1">
      <style:paragraph-properties fo:margin-left="0in" fo:margin-right="0in" fo:margin-top="0in" fo:margin-bottom="0in" fo:line-height="100%" fo:text-align="start" style:justify-single-word="false" fo:text-indent="0in" style:auto-text-indent="false" style:page-number="auto"/>
      <style:text-properties fo:color="#000000" style:font-name="Geneva" fo:font-size="12pt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T1" style:family="text">
      <style:text-properties fo:color="#000000" style:font-name="Geneva" fo:font-size="12pt" style:font-name-asian="Geneva" style:font-size-asian="12pt" style:font-name-complex="Geneva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?php</text:p>
      <text:p text:style-name="P3">//////////////////////////////////////////////////////////////</text:p>
      <text:p text:style-name="P3">/// <text:s/>phpThumb() by James Heinrich &lt;info@silisoftware.com&gt; <text:s text:c="2"/>//</text:p>
      <text:p text:style-name="P3">// <text:s text:c="7"/>available at http://phpthumb.sourceforge.net <text:s text:c="4"/>///</text:p>
      <text:p text:style-name="P3">//////////////////////////////////////////////////////////////</text:p>
      <text:p text:style-name="P3">/// <text:s text:c="56"/>//</text:p>
      <text:p text:style-name="P3">// phpThumb.demo.demo.php <text:s text:c="34"/>//</text:p>
      <text:p text:style-name="P3">// James Heinrich &lt;info@silisoftware.com&gt; <text:s text:c="18"/>//</text:p>
      <text:p text:style-name="P3">// <text:s text:c="57"/>//</text:p>
      <text:p text:style-name="P3">// Demo showing a wide variety of parameters that can be <text:s text:c="3"/>//</text:p>
      <text:p text:style-name="P3">// passed to phpThumb.php <text:s text:c="34"/>//</text:p>
      <text:p text:style-name="P3">// Live demo is at http://phpthumb.sourceforge.net/demo/ <text:s text:c="3"/>//</text:p>
      <text:p text:style-name="P3">// <text:s text:c="57"/>//</text:p>
      <text:p text:style-name="P3">//////////////////////////////////////////////////////////////</text:p>
      <text:p text:style-name="P3"/>
      <text:p text:style-name="P3">//die('For security reasons, this demo is disabled by default. Please comment out line '.__LINE__.' in '.basename(__FILE__));</text:p>
      <text:p text:style-name="P3"/>
      <text:p text:style-name="P3">$ServerInfo['gd_string'] <text:s/>= 'unknown';</text:p>
      <text:p text:style-name="P3">$ServerInfo['gd_numeric'] = 0;</text:p>
      <text:p text:style-name="P3">//ob_start();</text:p>
      <text:p text:style-name="P3">if (!include_once('../phpthumb.functions.php')) {</text:p>
      <text:p text:style-name="P3"><text:tab/>//ob_end_flush();</text:p>
      <text:p text:style-name="P3"><text:tab/>die('failed to include_once("../phpthumb.functions.php")');</text:p>
      <text:p text:style-name="P3">}</text:p>
      <text:p text:style-name="P3">if (!include_once('../phpthumb.class.php')) {</text:p>
      <text:p text:style-name="P3"><text:tab/>//ob_end_flush();</text:p>
      <text:p text:style-name="P3"><text:tab/>die('failed to include_once("../phpthumb.class.php")');</text:p>
      <text:p text:style-name="P3">}</text:p>
      <text:p text:style-name="P3">//ob_end_clean();</text:p>
      <text:p text:style-name="P3">$phpThumb = new phpThumb();</text:p>
      <text:p text:style-name="P3">if (include_once('../phpThumb.config.php')) {</text:p>
      <text:p text:style-name="P3"><text:tab/>foreach ($PHPTHUMB_CONFIG as $key =&gt; $value) {</text:p>
      <text:p text:style-name="P3"><text:tab/><text:tab/>$keyname = 'config_'.$key;</text:p>
      <text:p text:style-name="P3"><text:tab/><text:tab/>$phpThumb-&gt;setParameter($keyname, $value);</text:p>
      <text:p text:style-name="P3"><text:tab/>}</text:p>
      <text:p text:style-name="P3">}</text:p>
      <text:p text:style-name="P3">$ServerInfo['phpthumb_version'] = $phpThumb-&gt;phpthumb_version;</text:p>
      <text:p text:style-name="P3">$ServerInfo['im_version'] <text:s text:c="6"/>= $phpThumb-&gt;ImageMagickVersion();;</text:p>
      <text:p text:style-name="P3">$ServerInfo['gd_string'] <text:s text:c="7"/>= phpthumb_functions::gd_version(true);</text:p>
      <text:p text:style-name="P3">$ServerInfo['gd_numeric'] <text:s text:c="6"/>= phpthumb_functions::gd_version(false);</text:p>
      <text:p text:style-name="P3">unset($phpThumb);</text:p>
      <text:p text:style-name="P3">?&gt;</text:p>
      <text:p text:style-name="P3"/>
      <text:p text:style-name="P3">&lt;!DOCTYPE HTML PUBLIC "-//W3C//DTD HTML 4.01 Transitional//EN" "http://www.w3.org/TR/html4/loose.dtd"&gt;</text:p>
      <text:p text:style-name="P3"><text:soft-page-break/>&lt;html&gt;</text:p>
      <text:p text:style-name="P3">&lt;head&gt;</text:p>
      <text:p text:style-name="P3"><text:tab/>&lt;title&gt;Demo of phpThumb() - thumbnails created by PHP using GD and/or ImageMagick&lt;/title&gt;</text:p>
      <text:p text:style-name="P3"><text:tab/>&lt;link rel="stylesheet" <text:s text:c="3"/>type="text/css" href="/style.css" title="style sheet"&gt;</text:p>
      <text:p text:style-name="P3"><text:tab/>&lt;link rel="shortcut icon" type="image/x-icon" href="http://phpthumb.sourceforge.net/thumb.ico"&gt;</text:p>
      <text:p text:style-name="P3"><text:tab/>&lt;meta http-equiv="Content-type" content="text/html;charset=UTF-8"&gt;</text:p>
      <text:p text:style-name="P3">&lt;/head&gt;</text:p>
      <text:p text:style-name="P3">&lt;body style="background-color: #C5C5C5;"&gt;</text:p>
      <text:p text:style-name="P3"/>
      <text:p text:style-name="P3">This is a demo of &lt;a href="http://phpthumb.sourceforge.net"&gt;&lt;b&gt;phpThumb()&lt;/b&gt;&lt;/a&gt; (current version: v&lt;?php echo @$ServerInfo['phpthumb_version']; ?&gt;)&lt;br&gt;</text:p>
      <text:p text:style-name="P3">&lt;a href="index.php?list=1"&gt;Other phpThumb() demos&lt;/a&gt; are also available.&lt;br&gt;</text:p>
      <text:p text:style-name="P3">&lt;br&gt;</text:p>
      <text:p text:style-name="P3">&lt;b&gt;Note:&lt;/b&gt; this server is working on GD "&lt;?php</text:p>
      <text:p text:style-name="P3">echo $ServerInfo['gd_string'].'"';</text:p>
      <text:p text:style-name="P3">if ($ServerInfo['gd_numeric'] &gt;= 2) {</text:p>
      <text:p text:style-name="P3"><text:tab/>echo ', so images should be of optimal quality.';</text:p>
      <text:p text:style-name="P3">} else {</text:p>
      <text:p text:style-name="P3"><text:tab/>echo ', so images (especially watermarks) do not look as good as they would on GD v2.';</text:p>
      <text:p text:style-name="P3">}</text:p>
      <text:p text:style-name="P3">?&gt;&lt;br&gt;</text:p>
      <text:p text:style-name="P3"/>
      <text:p text:style-name="P3">&lt;hr size="1"&gt;</text:p>
      <text:p text:style-name="P3">&lt;a href="#showpic"&gt;phpThumb.demo.showpic.php demo here&lt;/a&gt;&lt;br&gt;</text:p>
      <text:p text:style-name="P3">&lt;a href="#gd1vs2"&gt;Difference between GD1 and GD2&lt;/a&gt;&lt;br&gt;</text:p>
      <text:p text:style-name="P3">&lt;hr size="1"&gt;</text:p>
      <text:p text:style-name="P3">&lt;div style="border: 5px #999999 outset; width: 600px; padding: 10px; margin: 10px;"&gt;</text:p>
      <text:p text:style-name="P3"><text:tab/>The following images have the textured background behind them to illustrate transparency effects.</text:p>
      <text:p text:style-name="P3"><text:tab/>Note that some browsers, notably Internet Explorer v6 and older, are incapable of displaying alpha-channel PNGs.</text:p>
      <text:p text:style-name="P3"><text:tab/>See my page on the &lt;a href="http://www.silisoftware.com/png_alpha_transparency/" target="_blank"&gt;PNG transparency problem&lt;/a&gt;.</text:p>
      <text:p text:style-name="P3"><text:tab/>All current browsers (2010 and newer) display alpha-transparent PNGs with no problems.&lt;/b&gt;</text:p>
      <text:p text:style-name="P3">&lt;/div&gt;</text:p>
      <text:p text:style-name="P3">&lt;br&gt;</text:p>
      <text:p text:style-name="P3"><text:soft-page-break/>&lt;script type="text/javascript" defer="defer"&gt;</text:p>
      <text:p text:style-name="P3">&lt;!--</text:p>
      <text:p text:style-name="P3">//var agt = navigator.userAgent.toLowerCase();</text:p>
      <text:p text:style-name="P3">//if ((agt.indexOf("opera") == -1) &amp;&amp; (agt.indexOf("msie 7") == -1) &amp;&amp; (navigator.product != "Gecko")) {</text:p>
      <text:p text:style-name="P3">//<text:tab/>alert("You are (probably) using Internet Explorer and PNG transparency is (probably) broken");</text:p>
      <text:p text:style-name="P3">//}</text:p>
      <text:p text:style-name="P3">// --&gt;</text:p>
      <text:p text:style-name="P3">&lt;/script&gt;</text:p>
      <text:p text:style-name="P3"/>
      <text:p text:style-name="P3"/>
      <text:p text:style-name="P3">&lt;?php</text:p>
      <text:p text:style-name="P3">$phpThumbBase <text:s text:c="5"/>= '../phpThumb.php';</text:p>
      <text:p text:style-name="P3"/>
      <text:p text:style-name="P3">$img['background'] = 'images/lrock011.jpg';</text:p>
      <text:p text:style-name="P3"/>
      <text:p text:style-name="P3">$img['square'] <text:s text:c="4"/>= 'images/disk.jpg';</text:p>
      <text:p text:style-name="P3">$img['landscape'] <text:s/>= 'images/loco.jpg';</text:p>
      <text:p text:style-name="P3">$img['portrait'] <text:s text:c="2"/>= 'images/pineapple.jpg';</text:p>
      <text:p text:style-name="P3">$img['unrotated'] <text:s/>= 'images/monkey.jpg';</text:p>
      <text:p text:style-name="P3">$img['watermark'] <text:s/>= 'images/watermark.png';</text:p>
      <text:p text:style-name="P3">$img['levels1'] <text:s text:c="3"/>= 'images/bunnies.jpg';</text:p>
      <text:p text:style-name="P3">$img['levels2'] <text:s text:c="3"/>= 'images/lilies.jpg';</text:p>
      <text:p text:style-name="P3">$img['anigif'] <text:s text:c="4"/>= 'images/animaple.gif';</text:p>
      <text:p text:style-name="P3">$img['alpha'] <text:s text:c="5"/>= 'images/alpha.png';</text:p>
      <text:p text:style-name="P3">//$img['alpha'] <text:s text:c="5"/>= 'images/North15.gif';</text:p>
      <text:p text:style-name="P3"/>
      <text:p text:style-name="P3">$img['mask1'] <text:s text:c="5"/>= 'images/mask04.png';</text:p>
      <text:p text:style-name="P3">$img['mask2'] <text:s text:c="5"/>= 'images/mask05.png';</text:p>
      <text:p text:style-name="P3">$img['mask3'] <text:s text:c="5"/>= 'images/mask06.png';</text:p>
      <text:p text:style-name="P3"/>
      <text:p text:style-name="P3">$img['frame1'] <text:s text:c="4"/>= 'images/frame1.png';</text:p>
      <text:p text:style-name="P3">$img['frame2'] <text:s text:c="4"/>= 'images/frame2.png';</text:p>
      <text:p text:style-name="P3"/>
      <text:p text:style-name="P3">$img['bmp'] <text:s text:c="7"/>= 'images/winnt.bmp';</text:p>
      <text:p text:style-name="P3">$img['tiff'] <text:s text:c="6"/>= 'images/1024-none.tiff';</text:p>
      <text:p text:style-name="P3">$img['wmf'] <text:s text:c="7"/>= 'images/computer.wmf';</text:p>
      <text:p text:style-name="P3">$img['pdf'] <text:s text:c="7"/>= 'images/phpThumb.com.pdf';</text:p>
      <text:p text:style-name="P3"/>
      <text:p text:style-name="P3">$img['small'] <text:s text:c="5"/>= 'images/small.jpg';</text:p>
      <text:p text:style-name="P3">$img['big'] <text:s text:c="7"/>= 'images/big.jpg';</text:p>
      <text:p text:style-name="P3"/>
      <text:p text:style-name="P3">$png_alpha <text:s text:c="3"/>= 'Note: PNG/ICO output is 32-bit with alpha transparency, subject to &lt;a href="http://www.silisoftware.com/png_alpha_transparency/" target="_blank"&gt;PNG transparency problem&lt;/a&gt; in Internet Explorer';</text:p>
      <text:p text:style-name="P3"><text:soft-page-break/>$only_gd <text:s text:c="5"/>= '&lt;br&gt;(only works with GD (any version), this server is '.($ServerInfo['gd_string'] ? 'running GD "&lt;i&gt;'.$ServerInfo['gd_string'].'&lt;/i&gt;" so it &lt;b&gt;&lt;font color="green"&gt;will&lt;/font&gt;' : 'not running any recognized version of GD so it &lt;b&gt;&lt;font color="red"&gt;will not&lt;/font&gt;').'&lt;/b&gt; work)';</text:p>
      <text:p text:style-name="P3">$only_gd2 <text:s text:c="4"/>= '&lt;br&gt;(only works with GD v2.0+, this server is running GD "&lt;i&gt;'.($ServerInfo['gd_string'] ? $ServerInfo['gd_string'] : 'n/a').'&lt;/i&gt;" so it &lt;b&gt;'.(($ServerInfo['gd_numeric'] &gt;= 2) ? '&lt;font color="green"&gt;will&lt;/font&gt;' : '&lt;font color="red"&gt;will not&lt;/font&gt;').'&lt;/b&gt; work)';</text:p>
      <text:p text:style-name="P3">$only_gd2_im <text:s/>= '&lt;br&gt;(only works with GD v2.0+ &lt;i&gt;or&lt;/i&gt; ImageMagick, this server is running GD "&lt;i&gt;'.($ServerInfo['gd_string'] ? $ServerInfo['gd_string'] : 'n/a').'&lt;/i&gt;" and ImageMagick "&lt;i&gt;'.($ServerInfo['im_version'] ? $ServerInfo['im_version'] : 'n/a').'&lt;/i&gt;" so it &lt;b&gt;'.((($ServerInfo['gd_numeric'] &gt;= 2) || $ServerInfo['im_version']) ? '&lt;font color="green"&gt;will&lt;/font&gt;' : '&lt;font color="red"&gt;will not&lt;/font&gt;').'&lt;/b&gt; work)';</text:p>
      <text:p text:style-name="P3">$only_php42 <text:s text:c="2"/>= '&lt;br&gt;(only works with PHP v4.2.0+, this server is running PHP v'.phpversion().' so it &lt;b&gt;'.(version_compare(phpversion(), '4.2.0', '&gt;=') ? '&lt;font color="green"&gt;will&lt;/font&gt;' : '&lt;font color="red"&gt;will not&lt;/font&gt;').'&lt;/b&gt; work)';</text:p>
      <text:p text:style-name="P3">$only_php43 <text:s text:c="2"/>= '&lt;br&gt;(only works with PHP v4.3.0+, this server is running PHP v'.phpversion().' so it &lt;b&gt;'.(version_compare(phpversion(), '4.3.0', '&gt;=') ? '&lt;font color="green"&gt;will&lt;/font&gt;' : '&lt;font color="red"&gt;will not&lt;/font&gt;').'&lt;/b&gt; work)';</text:p>
      <text:p text:style-name="P3">$only_php432 <text:s/>= '&lt;br&gt;(only works with PHP v4.3.2+, this server is running PHP v'.phpversion().' so it &lt;b&gt;'.(version_compare(phpversion(), '4.3.2', '&gt;=') ? '&lt;font color="green"&gt;will&lt;/font&gt;' : '&lt;font color="red"&gt;will not&lt;/font&gt;').'&lt;/b&gt; work (correctly))';</text:p>
      <text:p text:style-name="P3">$only_php500 <text:s/>= '&lt;br&gt;(only works with PHP v5.0.0+, this server is running PHP v'.phpversion().' so it &lt;b&gt;'.(version_compare(phpversion(), '5.0.0', '&gt;=') ? '&lt;font color="green"&gt;will&lt;/font&gt;' : '&lt;font color="red"&gt;will not&lt;/font&gt;').'&lt;/b&gt; work (correctly))';</text:p>
      <text:p text:style-name="P3">$php5_or_IM <text:s text:c="2"/>= '&lt;br&gt;(only works with PHP v5.0.0+ &lt;i&gt;or&lt;/i&gt; ImageMagick, this server is running PHP v'.phpversion().' and "&lt;i&gt;'.($ServerInfo['im_version'] ? $ServerInfo['im_version'] : 'n/a').'&lt;/i&gt;" so it &lt;b&gt;'.((version_compare(phpversion(), '5.0.0', '&gt;=') || $ServerInfo['im_version']) ? '&lt;font color="green"&gt;will&lt;/font&gt;' : '&lt;font color="red"&gt;will not&lt;/font&gt;').'&lt;/b&gt; work (correctly))';</text:p>
      <text:p text:style-name="P3">$only_exif <text:s text:c="3"/>= '&lt;br&gt;(only works when the EXIF extension is loaded, so on this server it &lt;b&gt;'.(extension_loaded('exif') ? '&lt;font color="green"&gt;will&lt;/font&gt;' : '&lt;font color="red"&gt;will not&lt;/font&gt;').'&lt;/b&gt; work)';</text:p>
      <text:p text:style-name="P3">$only_im <text:s text:c="5"/>= '&lt;br&gt;(requires ImageMagick, this server is running "&lt;i&gt;'.($ServerInfo['im_version'] ? $ServerInfo['im_version'] : 'n/a').'&lt;/i&gt;" so it &lt;b&gt;'.($ServerInfo['im_version'] ? '&lt;font color="green"&gt;will&lt;/font&gt;' : '&lt;font color="red"&gt;will not&lt;/font&gt;').'&lt;/b&gt; work)';</text:p>
      <text:p text:style-name="P3"><text:soft-page-break/>$only_im_tiff = '&lt;br&gt;(requires ImageMagick compiled with TIFF delegate)';</text:p>
      <text:p text:style-name="P3">$only_gs <text:s text:c="5"/>= '&lt;br&gt;(requires GhostScript)';</text:p>
      <text:p text:style-name="P3"/>
      <text:p text:style-name="P3">$Examples[] = array('getstrings' =&gt; array(''), 'description' =&gt; 'phpThumb version');</text:p>
      <text:p text:style-name="P3">$Examples[] = array('getstrings' =&gt; array('src='.$img['square'].'&amp;w=300'), 'description' =&gt; 'width=300px');</text:p>
      <text:p text:style-name="P3">$Examples[] = array('getstrings' =&gt; array('src='.$img['square'].'&amp;w=300&amp;q=10&amp;sia=custom-filename'), 'description' =&gt; 'width=300px, JPEGquality=10%, SaveImageAs=custom-filename');</text:p>
      <text:p text:style-name="P3">$Examples[] = array('getstrings' =&gt; array('src='.$img['watermark'].'&amp;w=400&amp;aoe=1&amp;bg=ffffff'), 'description' =&gt; 'width=400px, AllowOutputEnlargement enabled');</text:p>
      <text:p text:style-name="P3">$Examples[] = array('getstrings' =&gt; array('src='.$img['square'].'&amp;w=250&amp;sx=600&amp;sy=5&amp;sw=100&amp;sh=100&amp;aoe=1'), 'description' =&gt; 'section from (600x5 - 700x105) cropped and enlarged by 250%, AllowOutputEnlargement enabled');</text:p>
      <text:p text:style-name="P3">$Examples[] = array('getstrings' =&gt; array('src='.urlencode('http://silisoftware.com/images/SiliSoft.gif').'&amp;w=100'), 'description' =&gt; 'HTTP source image'.$only_gd);</text:p>
      <text:p text:style-name="P3">$Examples[] = array('getstrings' =&gt; array('src='.$img['square'].'&amp;w=300&amp;fltr[]=wmi|'.$img['watermark'].'|BL'), 'description' =&gt; 'width=300px, watermark (bottom-left, 75% opacity)'.$only_gd);</text:p>
      <text:p text:style-name="P3">$Examples[] = array('getstrings' =&gt; array('src='.$img['square'].'&amp;w=300&amp;fltr[]=wmi|'.$img['watermark'].'|*|25'), 'description' =&gt; 'width=300px, watermark (tiled, 25% opacity)'.$only_gd);</text:p>
      <text:p text:style-name="P3">$Examples[] = array('getstrings' =&gt; array('src='.$img['square'].'&amp;w=300&amp;fltr[]=wmi|'.$img['watermark'].'|75x50|80|75|75|45'), 'description' =&gt; 'width=300px, watermark (absolute position (75x50), rotation (45), scaling (75x75)))'.$only_gd);</text:p>
      <text:p text:style-name="P3">$Examples[] = array('getstrings' =&gt; array('src='.$img['watermark'].'&amp;bg=00FFFF&amp;f=png', 'src='.$img['watermark'].'&amp;bg=00FFFF&amp;f=gif', 'src='.$img['watermark'].'&amp;bg=00FFFF&amp;f=jpeg'), 'description' =&gt; 'source image (GIF) transpancy with transparent output (PNG, GIF) vs. specified background color (JPEG)');</text:p>
      <text:p text:style-name="P3">$Examples[] = array('getstrings' =&gt; array('src='.$img['anigif'], 'src='.$img['anigif'].'&amp;w=25&amp;f=gif', 'src='.$img['anigif'].'&amp;w=25&amp;f=png', 'src='.$img['anigif'].'&amp;w=25&amp;f=ico', 'src='.$img['anigif'].'&amp;w=25&amp;f=bmp', 'src='.$img['anigif'].'&amp;w=25&amp;f=jpeg'), 'description' =&gt; 'resize animated GIF. Notice how output format affects the result: GIF is animated and transparent; PNG and ICO are tranparent but not animated (first frame is rendered as a still image); JPEG and BMP are neither transparent nor animated. Any filters will disable animated resizing (may be fixed in a future version).&lt;br&gt;'.$only_im);</text:p>
      <text:p text:style-name="P3">$Examples[] = array('getstrings' =&gt; array('src='.$img['anigif'], 'src='.$img['anigif'].'&amp;sfn=0&amp;f=png', 'src='.$img['anigif'].'&amp;sfn=2&amp;f=png'), <text:soft-page-break/>'description' =&gt; 'Specifying still-image source frame in multi-frame source images&lt;br&gt;'.$only_im);</text:p>
      <text:p text:style-name="P3">$Examples[] = array('getstrings' =&gt; array('src='.$img['alpha'].'&amp;f=png', 'src='.$img['alpha'].'&amp;f=ico', 'src='.$img['alpha'].'&amp;f=gif', 'src='.$img['alpha'].'&amp;f=jpeg'), 'description' =&gt; 'PNG alpha transparency test, using test image from the &lt;a href="http://trific.ath.cx/web/png/"&gt;PNG transparency test page&lt;/a&gt;'.$only_php432);</text:p>
      <text:p text:style-name="P3">$Examples[] = array('getstrings' =&gt; array('src='.$img['square'].'&amp;w=300&amp;fltr[]=stc|FFFFFF|5|10&amp;f=png'), 'description' =&gt; 'Create transparency from source image color'.$only_gd2);</text:p>
      <text:p text:style-name="P3">$Examples[] = array('getstrings' =&gt; array('src='.$img['landscape'].'&amp;w=300', 'src='.$img['landscape'].'&amp;w=300&amp;fltr[]=usm|80|0.5|3'), 'description' =&gt; 'normal vs. unsharp masking at default settings'.$only_gd2);</text:p>
      <text:p text:style-name="P3">$Examples[] = array('getstrings' =&gt; array('src='.$img['landscape'].'&amp;w=300', 'src='.$img['landscape'].'&amp;w=300&amp;fltr[]=blur|1', 'src='.$img['landscape'].'&amp;w=300&amp;fltr[]=blur|5'), 'description' =&gt; 'normal vs. blur at default (1) and heavy (5)'.$only_gd2);</text:p>
      <text:p text:style-name="P3">$Examples[] = array('getstrings' =&gt; array('src='.$img['landscape'].'&amp;w=300', 'src='.$img['landscape'].'&amp;w=300&amp;fltr[]=gblr', 'src='.$img['landscape'].'&amp;w=300&amp;fltr[]=sblr'), 'description' =&gt; 'normal vs. gaussian blur vs. selective blur'.$only_php500.$only_gd2);</text:p>
      <text:p text:style-name="P3">$Examples[] = array('getstrings' =&gt; array('src='.$img['portrait'].'&amp;w=100&amp;h=100&amp;far=L&amp;bg=0000FF&amp;f=png&amp;fltr[]=bord|1', 'src='.$img['landscape'].'&amp;w=100&amp;h=100&amp;far=T&amp;bg=FF0000&amp;f=png&amp;fltr[]=bord|1', 'src='.$img['portrait'].'&amp;w=100&amp;h=100&amp;far=C&amp;bg=0000FF&amp;f=png&amp;fltr[]=bord|1', 'src='.$img['landscape'].'&amp;w=100&amp;h=100&amp;far=B&amp;bg=FF0000&amp;f=png&amp;fltr[]=bord|1', 'src='.$img['portrait'].'&amp;w=100&amp;h=100&amp;far=R&amp;bg=0000FF&amp;f=png&amp;fltr[]=bord|1'), 'description' =&gt; 'Forced Aspect Ratio, colored background, PNG output'.$only_gd);</text:p>
      <text:p text:style-name="P3">$Examples[] = array('getstrings' =&gt; array('src='.$img['portrait'].'&amp;w=150&amp;ar=L', 'src='.$img['landscape'].'&amp;w=150&amp;ar=L'), 'description' =&gt; 'auto-rotate counter-clockwise to landscape from portrait &amp;amp; lanscape'.$only_php42.$only_gd);</text:p>
      <text:p text:style-name="P3">$Examples[] = array('getstrings' =&gt; array('src='.$img['portrait'].'&amp;hp=100&amp;wl=200', 'src='.$img['landscape'].'&amp;hp=100&amp;wl=200'), 'description' =&gt; 'auto-selection of W and H based on source image orientation');</text:p>
      <text:p text:style-name="P3">$Examples[] = array('getstrings' =&gt; array('src='.$img['unrotated'].'&amp;w=150&amp;h=150', 'src='.$img['unrotated'].'&amp;w=150&amp;h=150&amp;ar=x'), 'description' =&gt; 'original image vs. auto-rotated based on EXIF data'.$only_php42.$only_exif.$only_gd);</text:p>
      <text:p text:style-name="P3"><text:soft-page-break/>$Examples[] = array('getstrings' =&gt; array('src='.$img['landscape'].'&amp;w=300&amp;ra=30&amp;bg=0000FF', 'src='.$img['landscape'].'&amp;w=300&amp;ra=30&amp;f=png', 'src='.$img['alpha'].'&amp;ra=30&amp;f=png', 'src='.$img['alpha'].'&amp;ra=30&amp;f=gif'), 'description' =&gt; 'Rotated 30 (counter-clockwise), width=300px, blue background vs. transparent background vs. rotated image with pre-existing alpha'.$only_php42.$only_gd);</text:p>
      <text:p text:style-name="P3">$Examples[] = array('getstrings' =&gt; array('src='.$img['landscape'].'&amp;w=300&amp;h=300&amp;far=1&amp;bg=CCCCCC', 'src='.$img['landscape'].'&amp;w=300&amp;h=300&amp;iar=1'), 'description' =&gt; 'Normal resize behavior (left) vs. Forced non-proportional resize (right)'.$only_gd);</text:p>
      <text:p text:style-name="P3">$Examples[] = array('getstrings' =&gt; array('src='.$img['landscape'].'&amp;w=100&amp;h=50&amp;zc=1', 'src='.$img['landscape'].'&amp;w=100&amp;zc=1', 'src='.$img['landscape'].'&amp;h=50&amp;zc=1', 'src='.$img['portrait'].'&amp;w=100&amp;h=50&amp;zc=1', 'src='.$img['portrait'].'&amp;w=100&amp;zc=1', 'src='.$img['portrait'].'&amp;h=50&amp;zc=1'), 'description' =&gt; 'Zoom-Crop');</text:p>
      <text:p text:style-name="P3">$Examples[] = array('getstrings' =&gt; array('src='.$img['landscape'].'&amp;w=300&amp;fltr[]=crop|50', 'src='.$img['landscape'].'&amp;w=300&amp;fltr[]=crop|0|0|0|0.25'), 'description' =&gt; 'crop filter');</text:p>
      <text:p text:style-name="P3">$Examples[] = array('getstrings' =&gt; array('src='.$img['landscape'].'&amp;w=300&amp;fltr[]=bord|2|20|10|009900&amp;f=png'), 'description' =&gt; '2px border, curved border corners (20px horizontal radius, 10px vertical radius)'.$only_gd);</text:p>
      <text:p text:style-name="P3">$Examples[] = array('getstrings' =&gt; array('src='.$img['landscape'].'&amp;w=300&amp;fltr[]=ric|50|20&amp;f=png'), 'description' =&gt; 'curved border corners (20px vertical radius, 50px horizontal radius)&lt;br&gt;'.$png_alpha.$only_gd2.$only_php432);</text:p>
      <text:p text:style-name="P3">$Examples[] = array('getstrings' =&gt; array('src='.$img['landscape'].'&amp;w=300&amp;fltr[]=sat|75', 'src='.$img['landscape'].'&amp;w=300', 'src='.$img['landscape'].'&amp;w=300&amp;fltr[]=sat|-100'), 'description' =&gt; 'saturation -75% vs. normal vs. -100%'.$only_gd2);</text:p>
      <text:p text:style-name="P3">$Examples[] = array('getstrings' =&gt; array('src='.$img['landscape'].'&amp;w=300&amp;fltr[]=ds|75', 'src='.$img['landscape'].'&amp;w=300', 'src='.$img['landscape'].'&amp;w=300&amp;fltr[]=ds|-100'), 'description' =&gt; 'desaturated 75% vs. normal vs. -100%'.$only_gd2);</text:p>
      <text:p text:style-name="P3">$Examples[] = array('getstrings' =&gt; array('src='.$img['landscape'].'&amp;w=300&amp;fltr[]=clr|25|00FF00'), 'description' =&gt; 'colorized 25% to green (#00FF00)'.$only_gd2);</text:p>
      <text:p text:style-name="P3">$Examples[] = array('getstrings' =&gt; array('src='.$img['landscape'].'&amp;w=300&amp;fltr[]=gray', 'src='.$img['landscape'].'&amp;w=300&amp;fltr[]=sep'), 'description' =&gt; 'grayscale vs. sepia'.$only_gd2);</text:p>
      <text:p text:style-name="P3">$Examples[] = array('getstrings' =&gt; array('src='.$img['landscape'].'&amp;w=300&amp;fltr[]=mask|'.$img['mask3'].'&amp;f=png', 'src='.<text:soft-page-break/>$img['landscape'].'&amp;w=300&amp;fltr[]=mask|'.$img['mask1'].'&amp;f=png', 'src='.$img['landscape'].'&amp;w=300&amp;fltr[]=mask|'.$img['mask2'].'&amp;f=jpeg&amp;bg=9900CC&amp;q=100'), 'description' =&gt; 'Assorted alpha masks (seen below) applied&lt;br&gt;'.$png_alpha.$only_php432.'&lt;br&gt;JPEG/GIF output is flattened to "bg" background color'.$only_gd2.'&lt;br&gt;&lt;img src="../'.$img['mask3'].'" alt=""&gt; &lt;img src="../'.$img['mask1'].'" alt=""&gt; &lt;img src="../'.$img['mask2'].'" alt=""&gt;');</text:p>
      <text:p text:style-name="P3">$Examples[] = array('getstrings' =&gt; array('src='.$img['landscape'].'&amp;w=300&amp;fltr[]=drop|5|10|000000|225&amp;f=png', 'src='.$img['landscape'].'&amp;w=300&amp;fltr[]=mask|'.$img['mask3'].'&amp;fltr[]=drop|5|10|000000|225&amp;f=png', 'src='.$img['landscape'].'&amp;w=300&amp;fltr[]=drop|5|10|000000|225&amp;fltr[]=elip&amp;f=png', 'src='.$img['landscape'].'&amp;w=300&amp;fltr[]=elip&amp;fltr[]=drop|5|10|000000|225&amp;f=png'), 'description' =&gt; 'Drop shadow. Note how the order in which filters are applied matters.'.$only_php432.$only_gd);</text:p>
      <text:p text:style-name="P3">$Examples[] = array('getstrings' =&gt; array('src='.$img['landscape'].'&amp;w=300&amp;fltr[]=elip&amp;f=png', 'src='.$img['landscape'].'&amp;w=300&amp;fltr[]=elip&amp;f=jpeg&amp;bg=00FFFF'), 'description' =&gt; 'Elipse&lt;br&gt;'.$png_alpha.$only_php432.'&lt;br&gt;JPEG/GIF output is flattened to "bg" background color'.$only_gd2);</text:p>
      <text:p text:style-name="P3">$Examples[] = array('getstrings' =&gt; array('src='.$img['landscape'].'&amp;w=300&amp;fltr[]=flip|x', 'src='.$img['landscape'].'&amp;w=300&amp;fltr[]=flip|y', 'src='.$img['landscape'].'&amp;w=300&amp;fltr[]=flip|xy'), 'description' =&gt; 'flipped on X, Y and X+Y axes'.$only_gd);</text:p>
      <text:p text:style-name="P3">$Examples[] = array('getstrings' =&gt; array('src='.$img['landscape'].'&amp;w=300&amp;fltr[]=bvl|10|FFFFFF|000000', 'src='.$img['landscape'].'&amp;w=300&amp;fltr[]=bvl|10|000000|FFFFFF'), 'description' =&gt; '10px bevel edge filter'.$only_php432.$only_gd);</text:p>
      <text:p text:style-name="P3">$Examples[] = array('getstrings' =&gt; array('src='.$img['landscape'].'&amp;w=300&amp;fltr[]=fram|3|2|CCCCCC|FFFFFF|000000', 'src='.$img['landscape'].'&amp;w=300&amp;fltr[]=fram|3|2|CC9966|333333|CCCCCC'), 'description' =&gt; '3+2px frame filter'.$only_gd);</text:p>
      <text:p text:style-name="P3">$Examples[] = array('getstrings' =&gt; array('src='.$img['landscape'].'&amp;w=300&amp;fltr[]=neg'), 'description' =&gt; 'Negative filter (inverted color)'.$only_gd);</text:p>
      <text:p text:style-name="P3">$Examples[] = array('getstrings' =&gt; array('src='.$img['landscape'].'&amp;w=300&amp;fltr[]=th|105', 'src='.$img['landscape'].'&amp;w=300&amp;fltr[]=mask|'.$img['mask1'].'&amp;fltr[]=th|105&amp;f=png'), 'description' =&gt; 'Threshold filter; showing preserved alpha channel'.$only_php432.$only_gd);</text:p>
      <text:p text:style-name="P3">$Examples[] = array('getstrings' =&gt; array('src='.$img['portrait'].'&amp;w=150', 'src='.$img['portrait'].'&amp;w=150&amp;fltr[]=rcd|16|1', 'src='.$img['portrait'].'&amp;w=150&amp;fltr[]=rcd|16|0', 'src='.$img['portrait'].'&amp;w=150&amp;fltr[]=gray&amp;fltr[]=rcd|8|1'), 'description' =&gt; 'ReduceColorDepth filter; original vs. 16-color dither vs. 16-color nodither vs. <text:soft-page-break/>4-gray dither'.$only_gd2);</text:p>
      <text:p text:style-name="P3">$Examples[] = array('getstrings' =&gt; array('src='.$img['levels1'].'&amp;w=150&amp;fltr[]=hist|rgb||||BR|100&amp;fltr[]=hist|*||||BL|100', 'src='.$img['levels1'].'&amp;w=150&amp;fltr[]=lvl|*|0&amp;fltr[]=hist|rgb||||BR|100&amp;fltr[]=hist|*||||BL|100', 'src='.$img['levels1'].'&amp;w=150&amp;fltr[]=lvl|*|1&amp;fltr[]=hist|rgb||||BR|100&amp;fltr[]=hist|*||||BL|100', 'src='.$img['levels1'].'&amp;w=150&amp;fltr[]=lvl|*|2&amp;fltr[]=hist|rgb||||BR|100&amp;fltr[]=hist|*||||BL|100', 'src='.$img['levels1'].'&amp;w=150&amp;fltr[]=lvl|*|3&amp;fltr[]=hist|rgb||||BR|100&amp;fltr[]=hist|*||||BL|100', "\n", 'src='.$img['levels2'].'&amp;w=150&amp;fltr[]=hist|rgb||||BR|100&amp;fltr[]=hist|*||||BL|100', 'src='.$img['levels2'].'&amp;w=150&amp;fltr[]=lvl|*|0&amp;fltr[]=hist|rgb||||BR|100&amp;fltr[]=hist|*||||BL|100', 'src='.$img['levels2'].'&amp;w=150&amp;fltr[]=lvl|*|1&amp;fltr[]=hist|rgb||||BR|100&amp;fltr[]=hist|*||||BL|100', 'src='.$img['levels2'].'&amp;w=150&amp;fltr[]=lvl|*|2&amp;fltr[]=hist|rgb||||BR|100&amp;fltr[]=hist|*||||BL|100', 'src='.$img['levels2'].'&amp;w=150&amp;fltr[]=lvl|*|3&amp;fltr[]=hist|rgb||||BR|100&amp;fltr[]=hist|*||||BL|100'), 'description' =&gt; 'original vs. Levels filter methods (0=Internal RGB; 1=Internal Grayscale; 2=ImageMagick Contrast-Stretch; 3=ImageMagick Normalize)'.$only_gd);</text:p>
      <text:p text:style-name="P3">$Examples[] = array('getstrings' =&gt; array('src='.$img['portrait'].'&amp;w=300', 'src='.$img['portrait'].'&amp;w=300&amp;fltr[]=lvl', 'src='.$img['portrait'].'&amp;w=300&amp;fltr[]=wb'), 'description' =&gt; 'original vs. Levels vs. White Balance'.$only_gd);</text:p>
      <text:p text:style-name="P3">$Examples[] = array('getstrings' =&gt; array('src='.$img['landscape'].'&amp;w=300&amp;fltr[]=hist|rgb', 'src='.$img['levels1'].'&amp;w=300&amp;fltr[]=hist|*'), 'description' =&gt; 'histograms of RGB vs. grayscale'.$only_gd);</text:p>
      <text:p text:style-name="P3">$Examples[] = array('getstrings' =&gt; array('src='.$img['landscape'].'&amp;w=300&amp;fltr[]=edge'), 'description' =&gt; 'Edge Detect filter'.$php5_or_IM.$only_gd2);</text:p>
      <text:p text:style-name="P3">$Examples[] = array('getstrings' =&gt; array('src='.$img['landscape'].'&amp;w=300&amp;fltr[]=emb'), 'description' =&gt; 'Emboss filter'.$php5_or_IM.$only_gd2);</text:p>
      <text:p text:style-name="P3">$Examples[] = array('getstrings' =&gt; array('src='.$img['landscape'].'&amp;w=300&amp;fltr[]=mean'), 'description' =&gt; 'Mean Removal filter'.$only_php500.$only_gd2);</text:p>
      <text:p text:style-name="P3">$Examples[] = array('getstrings' =&gt; array('src='.$img['landscape'].'&amp;w=300&amp;fltr[]=smth'), 'description' =&gt; 'Smooth filter'.$only_php500.$only_gd2);</text:p>
      <text:p text:style-name="P3">$Examples[] = array('getstrings' =&gt; array('src='.$img['landscape'].'&amp;w=300&amp;fltr[]=gam|0.5', 'src='.$img['landscape'].'&amp;w=300&amp;fltr[]=gam|1.0', 'src='.$img['landscape'].'&amp;w=300&amp;fltr[]=gam|2.0'), 'description' =&gt; 'Gamma corrected to 0.5 vs. 1.0 (normal) vs. 2.0'.$only_gd2_im);</text:p>
      <text:p text:style-name="P3">$Examples[] = array('getstrings' =&gt; array('src='.$img['landscape'].'&amp;w=300', 'src='.$img['landscape'].'&amp;w=300&amp;fltr[]=brit|50', 'src='.$img['landscape'].'&amp;w=300&amp;fltr[]=brit|-50'), 'description' =&gt; <text:soft-page-break/>'Brightness filter (original vs. +50 vs. -50)'.$only_gd2);</text:p>
      <text:p text:style-name="P3">$Examples[] = array('getstrings' =&gt; array('src='.$img['landscape'].'&amp;w=300', 'src='.$img['landscape'].'&amp;w=300&amp;fltr[]=cont|50', 'src='.$img['landscape'].'&amp;w=300&amp;fltr[]=cont|-50'), 'description' =&gt; 'Contrast filter (original vs. +50 vs. -50)'.$only_gd2);</text:p>
      <text:p text:style-name="P3">$Examples[] = array('getstrings' =&gt; array('src='.$img['portrait'].'&amp;w=300&amp;fltr[]=over|'.$img['frame1'].'|0', 'src='.$img['portrait'].'&amp;w=300&amp;fltr[]=over|'.$img['frame2'].'|1'), 'description' =&gt; 'Overlay vs. Underlay&lt;br&gt;&lt;br&gt;Original over/under images:&lt;br&gt;&lt;table border="0"&gt;&lt;tr&gt;&lt;td style="padding: 20px; background-image: url(../'.$img['background'].');"&gt;&lt;img src="../'.$img['frame1'].'" alt=""&gt; &lt;img src="../'.$img['frame2'].'" alt=""&gt;&lt;/td&gt;&lt;/tr&gt;&lt;/table&gt;'.$only_gd);</text:p>
      <text:p text:style-name="P3">$Examples[] = array('getstrings' =&gt; array('src='.$img['landscape'].'&amp;w=300&amp;fltr[]=wmt|phpThumb|18|C|FF0000|loki.ttf|100|5|20&amp;f=png', 'src='.$img['landscape'].'&amp;w=300&amp;fltr[]=wmt|'.rawurlencode('&amp;#9786;&amp;#9835;&amp;#0470;&amp;#1694;').'|40|L|FF0000|arial.ttf|100&amp;f=png', 'src='.$img['landscape'].'&amp;w=300&amp;fltr[]=wmt|copyright+'.date('Y').'|3|BR|00FF00||50&amp;f=png', 'src='.$img['landscape'].'&amp;w=300&amp;fltr[]=wmt|copyright+'.date('Y').'%0AphpThumb()|3|L|00FFFF&amp;f=png'), 'description' =&gt; 'Text overlay, TTF and built-in fonts, unicode characters (rawurlencoded HTMLentities), multiple lines, metacharacters (height, width)'.$only_gd);</text:p>
      <text:p text:style-name="P3">$Examples[] = array('getstrings' =&gt; array('src='.$img['landscape'].'&amp;w=300&amp;fltr[]=wmt|thumbnail+=+^Xx^Y|3|BR|00FFFF||50&amp;f=png', 'src='.$img['landscape'].'&amp;w=300&amp;fltr[]=wmt|click%0Ahere%0A^FkkB|10|L|FF00FF|arial.ttf|100|0||333399|50|y&amp;f=png', 'src='.$img['landscape'].'&amp;w=300&amp;fltr[]=wmt|resized:+^Xx^Y+to+^xx^y|10|B|FFFFFF|arial.ttf|100|0||000000|100|x&amp;f=png'), 'description' =&gt; 'metacharacters (height, width), background color, background extend'.$only_gd);</text:p>
      <text:p text:style-name="P3">$Examples[] = array('getstrings' =&gt; array('new=FF0000&amp;w=100&amp;h=50&amp;fltr[]=bvl|10&amp;fltr[]=wmt|hello|14|C|00FFFF|arial.ttf&amp;f=png', 'new=FF0000|25&amp;w=150&amp;h=50&amp;fltr[]=bvl|10&amp;fltr[]=wmt|25%+opaque|14|C|0066FF|arial.ttf&amp;f=png'), 'description' =&gt; 'Image created with "new", red background, bevel, TTF text'.$only_gd);</text:p>
      <text:p text:style-name="P3"/>
      <text:p text:style-name="P3">$Examples[] = array('getstrings' =&gt; array('src='.$img['bmp'].'&amp;w=300'), 'description' =&gt; 'BMP source, width=300px');</text:p>
      <text:p text:style-name="P3">$Examples[] = array('getstrings' =&gt; array('src='.$img['tiff'], 'src='.$img['tiff'].'&amp;w=300&amp;aoe=1'), 'description' =&gt; 'TIFF source, width=300px'.$only_im.$only_im_tiff);</text:p>
      <text:p text:style-name="P3">$Examples[] = array('getstrings' =&gt; array('src='.$img['wmf'].'&amp;w=300'), 'description' =&gt; 'WMF source, width=300px'.$only_im);</text:p>
      <text:p text:style-name="P3">$Examples[] = array('getstrings' =&gt; array('src='.$img['pdf'].'&amp;w=300'), 'description' =&gt; 'PDF source, width=300px'.$only_im.$only_gs);</text:p>
      <text:p text:style-name="P3">//$Examples[] = array('getstrings' =&gt; array(''), 'description' =&gt; '');</text:p>
      <text:p text:style-name="P3"><text:soft-page-break/></text:p>
      <text:p text:style-name="P3">foreach ($Examples as $key =&gt; $ExamplesArray) {</text:p>
      <text:p text:style-name="P3"><text:tab/>echo '&lt;a href="#" name="x'.$key.'" title="click to get URL link for example #'.$key.'" onClick="prompt(\'Here is the link to example #'.$key.'\', \'http://'.$_SERVER['HTTP_HOST'].$_SERVER['PHP_SELF'].'#x'.$key.'\'); return false;"&gt;#'.$key.'&lt;/a&gt;';</text:p>
      <text:p text:style-name="P3"><text:tab/>echo '&lt;table border="0"&gt;&lt;tr&gt;&lt;td style="padding: 20px; background-image: url(../'.$img['background'].');"&gt;';</text:p>
      <text:p text:style-name="P3"><text:tab/>$text = '';</text:p>
      <text:p text:style-name="P3"><text:tab/>foreach ($ExamplesArray['getstrings'] as $dummy =&gt; $GETstring) {</text:p>
      <text:p text:style-name="P3"><text:tab/><text:tab/>if ($GETstring == "\n") {</text:p>
      <text:p text:style-name="P3"><text:tab/><text:tab/><text:tab/>echo '&lt;br&gt;';</text:p>
      <text:p text:style-name="P3"><text:tab/><text:tab/><text:tab/>$text .= "\n";</text:p>
      <text:p text:style-name="P3"><text:tab/><text:tab/>} else {</text:p>
      <text:p text:style-name="P3"><text:tab/><text:tab/><text:tab/>echo '&lt;a href="'.htmlentities($GETstring.'&amp;down=phpThumb.demo.'.$key.'.'.$dummy).'.jpg" title="'.htmlentities($GETstring, ENT_QUOTES).'"&gt;';</text:p>
      <text:p text:style-name="P3"><text:tab/><text:tab/><text:tab/>echo '&lt;img border="0" src="'.htmlentities(phpThumbURL($GETstring, '&amp;', $phpThumbBase), ENT_QUOTES).'" alt=""&gt;';</text:p>
      <text:p text:style-name="P3"><text:tab/><text:tab/><text:tab/>echo '&lt;/a&gt; ';</text:p>
      <text:p text:style-name="P3"><text:tab/><text:tab/><text:tab/>$text .= '&lt;img border="0" src="'.htmlentities(phpThumbURL($GETstring, '&amp;', $phpThumbBase), ENT_QUOTES).'" alt=""&gt;'."\n";</text:p>
      <text:p text:style-name="P3"><text:tab/><text:tab/>}</text:p>
      <text:p text:style-name="P3"><text:tab/>}</text:p>
      <text:p text:style-name="P3"><text:tab/>echo '&lt;/td&gt;&lt;/tr&gt;&lt;/table&gt;';</text:p>
      <text:p text:style-name="P3"><text:tab/>echo '&lt;pre&gt;'.htmlentities($text).'&lt;/pre&gt;';</text:p>
      <text:p text:style-name="P3"><text:tab/>echo $ExamplesArray['description'].'&lt;br&gt;';</text:p>
      <text:p text:style-name="P3"><text:tab/>echo '&lt;br&gt;&lt;br&gt;&lt;hr size="1"&gt;';</text:p>
      <text:p text:style-name="P3">}</text:p>
      <text:p text:style-name="P3"/>
      <text:p text:style-name="P3">$PATH_INFO_examples = array(</text:p>
      <text:p text:style-name="P3"><text:tab/>'fltr[]=sep;200x200;'.$img['portrait'],</text:p>
      <text:p text:style-name="P3"><text:tab/>'f=png;fltr[]=wmt|hello;fltr[]=flip|y;fltr[]=wmt|hello;200x100;new=FF00FF',</text:p>
      <text:p text:style-name="P3">);</text:p>
      <text:p text:style-name="P3"/>
      <text:p text:style-name="P3">echo '&lt;a href="#" name="pathinfo" title="click to get URL link for PATH_INFO example" onClick="prompt(\'Here is the link to the PATH_INFO example\', \'http://'.$_SERVER['HTTP_HOST'].$_SERVER['PHP_SELF'].'#pathinfo\'); return false;"&gt;#pathinfo&lt;/a&gt;';</text:p>
      <text:p text:style-name="P3">echo '&lt;table border="0"&gt;&lt;tr&gt;&lt;td style="padding: 20px; background-image: url(../'.$img['background'].');"&gt;';</text:p>
      <text:p text:style-name="P3">foreach ($PATH_INFO_examples as $key =&gt; $value) {</text:p>
      <text:p text:style-name="P3"><text:tab/>echo ' &lt;img src="'.htmlentities($phpThumbBase.'/'.$value, <text:soft-page-break/>ENT_QUOTES).'" alt=""&gt; ';</text:p>
      <text:p text:style-name="P3">}</text:p>
      <text:p text:style-name="P3">echo '&lt;/td&gt;&lt;/tr&gt;&lt;/table&gt;';</text:p>
      <text:p text:style-name="P3">echo '&lt;pre&gt;';</text:p>
      <text:p text:style-name="P3">foreach ($PATH_INFO_examples as $key =&gt; $value) {</text:p>
      <text:p text:style-name="P3"><text:tab/>echo htmlentities(' &lt;img src="'.htmlentities($phpThumbBase.'/'.$value, ENT_QUOTES).'" alt=""&gt; ')."\n";</text:p>
      <text:p text:style-name="P3">}</text:p>
      <text:p text:style-name="P3">echo '&lt;/pre&gt;';</text:p>
      <text:p text:style-name="P3">echo 'PATH_INFO example&lt;br&gt;';</text:p>
      <text:p text:style-name="P3">echo '&lt;br&gt;&lt;br&gt;&lt;hr size="1"&gt;';</text:p>
      <text:p text:style-name="P3"/>
      <text:p text:style-name="P3">?&gt;</text:p>
      <text:p text:style-name="P3"/>
      <text:p text:style-name="P3"/>
      <text:p text:style-name="P3">&lt;a name="gd1vs2"&gt;&lt;/a&gt;&lt;br&gt;</text:p>
      <text:p text:style-name="P3">&lt;table border="5" cellspacing="0" cellpadding="3" width="500"&gt;</text:p>
      <text:p text:style-name="P3"><text:tab/>&lt;tr&gt;</text:p>
      <text:p text:style-name="P3"><text:tab/><text:tab/>&lt;td colspan="4"&gt;</text:p>
      <text:p text:style-name="P3"><text:tab/><text:tab/><text:tab/>&lt;b&gt;Illustration of potential difference between GD1.x and GD2.x&lt;/b&gt;&lt;br&gt;</text:p>
      <text:p text:style-name="P3"><text:tab/><text:tab/><text:tab/>In most cases the thumbnails produced by phpThumb() on GD v1.x are perfectly</text:p>
      <text:p text:style-name="P3"><text:tab/><text:tab/><text:tab/>acceptable, but in some cases it may look ugly. Diagonal lines and reducing a</text:p>
      <text:p text:style-name="P3"><text:tab/><text:tab/><text:tab/>very large source image increase chance for bad results (the house/sky picture</text:p>
      <text:p text:style-name="P3"><text:tab/><text:tab/><text:tab/>has both problems). Here are three static examples:</text:p>
      <text:p text:style-name="P3"><text:tab/><text:tab/>&lt;/td&gt;</text:p>
      <text:p text:style-name="P3"><text:tab/>&lt;/tr&gt;</text:p>
      <text:p text:style-name="P3"><text:tab/>&lt;tr&gt;</text:p>
      <text:p text:style-name="P3"><text:tab/><text:tab/>&lt;td&gt;&lt;b&gt;GD v2.0.15&lt;/b&gt;&lt;/td&gt;</text:p>
      <text:p text:style-name="P3"><text:tab/><text:tab/>&lt;td&gt;&lt;img src="../images/PHP-GD2-kayak.jpg" <text:s/>width="200" height="133" border="0" alt="kayak.jpg generated with phpThumb() on GD v2.0.15"&gt;&lt;/td&gt;</text:p>
      <text:p text:style-name="P3"><text:tab/><text:tab/>&lt;td&gt;&lt;img src="../images/PHP-GD2-bottle.jpg" width="100" height="152" border="0" alt="bottle.jpg generated with phpThumb() on GD v2.0.15"&gt;&lt;/td&gt;</text:p>
      <text:p text:style-name="P3"><text:tab/><text:tab/>&lt;td&gt;&lt;img src="../images/PHP-GD2-sky.jpg" <text:s text:c="3"/>width="200" height="150" border="0" alt="sky.jpg generated with phpThumb() on GD v2.0.15"&gt;&lt;/td&gt;</text:p>
      <text:p text:style-name="P3"><text:tab/>&lt;/tr&gt;</text:p>
      <text:p text:style-name="P3"><text:tab/>&lt;tr&gt;</text:p>
      <text:p text:style-name="P3"><text:tab/><text:tab/>&lt;td&gt;&lt;b&gt;GD v1.6.2&lt;/b&gt;&lt;/td&gt;</text:p>
      <text:p text:style-name="P3"><text:tab/><text:tab/>&lt;td&gt;&lt;img src="../images/PHP-GD1-kayak.jpg" <text:s/>width="200" height="133" border="0" alt="kayak.jpg generated with phpThumb() on GD <text:soft-page-break/>v1.6.2"&gt;&lt;/td&gt;</text:p>
      <text:p text:style-name="P3"><text:tab/><text:tab/>&lt;td&gt;&lt;img src="../images/PHP-GD1-bottle.jpg" width="100" height="152" border="0" alt="bottle.jpg generated with phpThumb() on GD v1.6.2"&gt;&lt;/td&gt;</text:p>
      <text:p text:style-name="P3"><text:tab/><text:tab/>&lt;td&gt;&lt;img src="../images/PHP-GD1-sky.jpg" <text:s text:c="3"/>width="200" height="150" border="0" alt="sky.jpg generated with phpThumb() on GD v1.6.2"&gt;&lt;/td&gt;</text:p>
      <text:p text:style-name="P3"><text:tab/>&lt;/tr&gt;</text:p>
      <text:p text:style-name="P3">&lt;/table&gt;&lt;br&gt;</text:p>
      <text:p text:style-name="P3">&lt;hr size="1"&gt;</text:p>
      <text:p text:style-name="P3">&lt;br&gt;</text:p>
      <text:p text:style-name="P3">&lt;a name="showpic"&gt;&lt;/a&gt;</text:p>
      <text:p text:style-name="P3">&lt;b&gt;Demo of &lt;i&gt;phpThumb.demo.showpic.php&lt;/i&gt;&lt;/b&gt;&lt;br&gt;</text:p>
      <text:p text:style-name="P3">&lt;br&gt;</text:p>
      <text:p text:style-name="P3">&lt;?php</text:p>
      <text:p text:style-name="P3">echo 'Small picture (400x300), window opened at wrong size (640x480):&lt;br&gt;';</text:p>
      <text:p text:style-name="P3">echo '&lt;i&gt;(mouse-over to see calling parameters)&lt;/i&gt;&lt;br&gt;';</text:p>
      <text:p text:style-name="P3">echo '&lt;img src="'.'src='.$img['small'].'&amp;amp;w=100" border="2" alt=""&gt;&lt;br&gt;';</text:p>
      <text:p text:style-name="P3">$SmallParams = array(</text:p>
      <text:p text:style-name="P3"><text:tab/>'unmodified' <text:s text:c="4"/>=&gt; '',</text:p>
      <text:p text:style-name="P3"><text:tab/>'text watermark' =&gt; '&amp;fltr[]=wmt|Watermark|20|C|FF0000|arial.ttf|100',</text:p>
      <text:p text:style-name="P3">);</text:p>
      <text:p text:style-name="P3">foreach ($SmallParams as $description =&gt; $moreparams) {</text:p>
      <text:p text:style-name="P3"><text:tab/>echo '&lt;a title="phpThumb.demo.showpic.php?src='.htmlentities($img['small'].$moreparams).'" href="#" onClick="window.open(\'phpThumb.demo.showpic.php?src='.htmlentities($img['small'].$moreparams.'&amp;title=This+is+a+small+picture').'\', \'showpic1\', \'width=640,height=480,resizable=no,status=no,menubar=no,toolbar=no,scrollbars=no\'); return false;"&gt;'.htmlentities($description).'&lt;/a&gt; ';</text:p>
      <text:p text:style-name="P3">}</text:p>
      <text:p text:style-name="P3">?&gt;</text:p>
      <text:p text:style-name="P3">&lt;br&gt;</text:p>
      <text:p text:style-name="P3">&lt;br&gt;</text:p>
      <text:p text:style-name="P3">&lt;?php</text:p>
      <text:p text:style-name="P3">echo 'Big picture (2272x1704), window opened at wrong size (640x480):&lt;br&gt;';</text:p>
      <text:p text:style-name="P3">echo '&lt;i&gt;(mouse-over to see calling parameters)&lt;/i&gt;&lt;br&gt;';</text:p>
      <text:p text:style-name="P3">echo '&lt;img src="'.'src='.$img['big'].'&amp;amp;w=100" border="2" alt=""&gt;&lt;br&gt;';</text:p>
      <text:p text:style-name="P3">$BigParams = array(</text:p>
      <text:p text:style-name="P3"><text:tab/>'unmodified' <text:s text:c="10"/>=&gt; '',</text:p>
      <text:p text:style-name="P3"><text:tab/>'width=800' <text:s text:c="11"/>=&gt; '&amp;w=800',</text:p>
      <text:p text:style-name="P3"><text:soft-page-break/><text:tab/>'width=200, grayscale' =&gt; '&amp;w=300&amp;fltr[]=gray',</text:p>
      <text:p text:style-name="P3">);</text:p>
      <text:p text:style-name="P3">foreach ($BigParams as $description =&gt; $moreparams) {</text:p>
      <text:p text:style-name="P3"><text:tab/>echo '&lt;a title="phpThumb.demo.showpic.php?src='.htmlentities($img['big'].$moreparams).'" href="#" onClick="window.open(\'phpThumb.demo.showpic.php?src='.htmlentities($img['big'].$moreparams.'&amp;title=This+is+a+big+picture').'\', \'showpic2\', \'width=640,height=480,resizable=yes,status=no,menubar=no,toolbar=no,scrollbars=no\'); return false;"&gt;'.htmlentities($description).'&lt;/a&gt; ';</text:p>
      <text:p text:style-name="P3">}</text:p>
      <text:p text:style-name="P3">?&gt;</text:p>
      <text:p text:style-name="P3">&lt;br&gt;</text:p>
      <text:p text:style-name="P3">&lt;hr size="1"&gt;</text:p>
      <text:p text:style-name="P3">&lt;?php</text:p>
      <text:p text:style-name="P3">echo 'The source images, without manipulation:&lt;ul&gt;';</text:p>
      <text:p text:style-name="P3">foreach ($img as $key =&gt; $value) {</text:p>
      <text:p text:style-name="P3"><text:tab/>echo '&lt;li&gt;&lt;a href="../'.$value.'"&gt;'.basename($value).'&lt;/a&gt;&lt;/li&gt;';</text:p>
      <text:p text:style-name="P3">}</text:p>
      <text:p text:style-name="P3">echo '&lt;/ul&gt;&lt;hr&gt;';</text:p>
      <text:p text:style-name="P3">?&gt;</text:p>
      <text:p text:style-name="P3">&lt;/body&gt;</text:p>
      <text:p text:style-name="P3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Geneva" svg:font-family="Geneva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4" meta:paragraph-count="280" meta:word-count="2165" meta:character-count="28948"/>
    <dc:date>2011-09-22T18:03:28</dc:date>
    <dc:creator>root </dc:creator>
    <meta:generator>LibreOffice/3.3$Linux LibreOffice_project/330m19$Build-301</meta:generator>
  </office:meta>
</office:document-meta>
</file>